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3.163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ro4" style:family="table-row">
      <style:table-row-properties style:row-height="2.49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color="#0000ff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top"/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fo:background-color="#dcdcdc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style:vertical-align="top"/>
    </style:style>
    <style:style style:name="ce5" style:family="table-cell" style:parent-style-name="Default">
      <style:table-cell-properties fo:background-color="#dcdcdc"/>
    </style:style>
    <style:style style:name="ce6" style:family="table-cell" style:parent-style-name="Default">
      <style:table-cell-properties style:vertical-align="top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0f8ff" fo:border-left="0.74pt solid #0000ff" fo:border-right="0.74pt solid #0000ff" fo:border-top="0.74pt solid #0000ff"/>
      <style:text-properties fo:font-weight="bold" style:font-weight-asian="bold" style:font-weight-complex="bold"/>
    </style:style>
    <style:style style:name="ce8" style:family="table-cell" style:parent-style-name="Boolean">
      <style:table-cell-properties fo:border-bottom="0.74pt solid #0000ff" fo:background-color="#f0f8ff" fo:border-left="0.74pt solid #0000ff" fo:border-right="0.74pt solid #0000ff" fo:border-top="none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style:diagonal-bl-tr="0.06pt solid #000000" style:diagonal-tl-br="0.06pt solid #000000"/>
    </style:style>
    <style:style style:name="ce26" style:family="table-cell" style:parent-style-name="Default">
      <style:table-cell-properties fo:background-color="#dcdcdc" fo:wrap-option="wrap" style:vertical-align="top"/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no-wrap" style:vertical-align="top"/>
    </style:style>
    <style:style style:name="ce28" style:family="table-cell" style:parent-style-name="Default">
      <style:table-cell-properties fo:background-color="#dcdcdc" style:vertical-align="top"/>
    </style:style>
    <style:style style:name="ce29" style:family="table-cell" style:parent-style-name="Default" style:data-style-name="N10000"/>
    <style:style style:name="ce35" style:family="table-cell" style:parent-style-name="Boolean" style:data-style-name="N10099">
      <style:table-cell-properties fo:border-bottom="0.74pt solid #0000ff" fo:background-color="#f0f8ff" fo:border-left="0.74pt solid #0000ff" fo:border-right="0.74pt solid #0000ff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 style:font-name-asian="Liberation Sans1" style:font-name-complex="Liberation Sans1"/>
    </style:style>
    <style:style style:name="T3" style:family="tex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linear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6379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The environment parameter HOST-USE-WILDCARDS has value TRUE. 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style-name="ce4" office:value-type="string" calcext:value-type="string" table:number-columns-spanned="6" table:number-rows-spanned="1">
            <text:p>The environment parameter HOST-USE-REGULAR_EXPTRESSION has value FALS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style-name="ce4" office:value-type="string" calcext:value-type="string">
            <text:p>The environment parameter HOST-SEARCH-CRITERIA-MUST-APPLY-TO-WHOLE-CELL has the value TRUE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Given Name</text:p>
          </table:table-cell>
          <table:table-cell table:style-name="ce1" office:value-type="string" calcext:value-type="string">
            <text:p>Family Name</text:p>
          </table:table-cell>
          <table:table-cell table:style-name="ce1" office:value-type="string" calcext:value-type="string">
            <text:p>Customer ID</text:p>
          </table:table-cell>
          <table:table-cell/>
          <table:table-cell table:style-name="ce7" office:value-type="string" calcext:value-type="string">
            <text:p>Test Summar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M1</text:p>
          </table:table-cell>
          <table:table-cell/>
          <table:table-cell table:style-name="ce8" table:formula="of:=AND([.A12:.A17]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urt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M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oris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M3</text:p>
          </table:table-cell>
          <table:table-cell/>
          <table:table-cell table:style-name="Boolean"/>
          <table:table-cell table:number-columns-repeated="16379"/>
        </table:table-row>
        <table:table-row table:style-name="ro1">
          <table:table-cell office:value-type="string" calcext:value-type="string">
            <text:p>Tim</text:p>
          </table:table-cell>
          <table:table-cell office:value-type="string" calcext:value-type="string">
            <text:p>M<text:span text:style-name="T3">̈uller</text:span></text:p>
          </table:table-cell>
          <table:table-cell office:value-type="string" calcext:value-type="string">
            <text:p>M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 table:style-name="ce13" office:value-type="string" calcext:value-type="string">
            <text:p>Does the test pass?</text:p>
          </table:table-cell>
          <table:table-cell table:style-name="ce1" office:value-type="string" calcext:value-type="string">
            <text:p>Test ID</text:p>
          </table:table-cell>
          <table:table-cell table:style-name="ce2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9" office:value-type="string" calcext:value-type="string">
            <text:p>Parameter Lookup_value</text:p>
          </table:table-cell>
          <table:table-cell table:style-name="ce1" office:value-type="string" calcext:value-type="string">
            <text:p>Formula</text:p>
          </table:table-cell>
          <table:table-cell table:number-columns-repeated="16378"/>
        </table:table-row>
        <table:table-row table:style-name="ro1">
          <table:table-cell table:style-name="Boolean" table:formula="of:=[.C12]=[.D12]" office:value-type="boolean" office:boolean-value="true" calcext:value-type="boolean">
            <text:p>TRUE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M1</text:p>
          </table:table-cell>
          <table:table-cell table:formula="of:=COM.MICROSOFT.XLOOKUP(&quot;M*ller&quot;;[.$B$6:.$B$9];[.$C$6:.$C$9];&quot;not found&quot;;2;1)" office:value-type="string" office:string-value="M1" calcext:value-type="string">
            <text:p>M1</text:p>
          </table:table-cell>
          <table:table-cell table:style-name="ce10"/>
          <table:table-cell table:formula="of:=FORMULA([.D12])" office:value-type="string" office:string-value="=XLOOKUP(&quot;M*ller&quot;;$B$6:$B$9;$C$6:$C$9;&quot;not found&quot;;2;1)" calcext:value-type="string">
            <text:p>=XLOOKUP("M*ller";$B$6:$B$9;$C$6:$C$9;"not found";2;1)</text:p>
          </table:table-cell>
          <table:table-cell table:number-columns-repeated="16378"/>
        </table:table-row>
        <table:table-row table:style-name="ro1">
          <table:table-cell table:style-name="Boolean" table:formula="of:=[.C13]=[.D13]" office:value-type="boolean" office:boolean-value="true" calcext:value-type="boolean">
            <text:p>TRUE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M1</text:p>
          </table:table-cell>
          <table:table-cell table:formula="of:=COM.MICROSOFT.XLOOKUP([.E13];[.$B$6:.$B$9];[.$C$6:.$C$9];&quot;not found&quot;;2;1)" office:value-type="string" office:string-value="M1" calcext:value-type="string">
            <text:p>M1</text:p>
          </table:table-cell>
          <table:table-cell office:value-type="string" calcext:value-type="string">
            <text:p>M*ller</text:p>
          </table:table-cell>
          <table:table-cell table:formula="of:=FORMULA([.D13])" office:value-type="string" office:string-value="=XLOOKUP(E13;$B$6:$B$9;$C$6:$C$9;&quot;not found&quot;;2;1)" calcext:value-type="string">
            <text:p>=XLOOKUP(E13;$B$6:$B$9;$C$6:$C$9;"not found";2;1)</text:p>
          </table:table-cell>
          <table:table-cell table:number-columns-repeated="16378"/>
        </table:table-row>
        <table:table-row table:style-name="ro1">
          <table:table-cell table:style-name="Boolean" table:formula="of:=[.C14]=[.D14]" office:value-type="boolean" office:boolean-value="true" calcext:value-type="boolean">
            <text:p>TRUE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M4</text:p>
          </table:table-cell>
          <table:table-cell table:formula="of:=COM.MICROSOFT.XLOOKUP(&quot;M*ller&quot;;[.$B$6:.$B$9];[.$C$6:.$C$9];&quot;not found&quot;;2;-1)" office:value-type="string" office:string-value="M4" calcext:value-type="string">
            <text:p>M4</text:p>
          </table:table-cell>
          <table:table-cell table:style-name="ce10"/>
          <table:table-cell table:formula="of:=FORMULA([.D14])" office:value-type="string" office:string-value="=XLOOKUP(&quot;M*ller&quot;;$B$6:$B$9;$C$6:$C$9;&quot;not found&quot;;2;-1)" calcext:value-type="string">
            <text:p>=XLOOKUP("M*ller";$B$6:$B$9;$C$6:$C$9;"not found";2;-1)</text:p>
          </table:table-cell>
          <table:table-cell table:number-columns-repeated="16378"/>
        </table:table-row>
        <table:table-row table:style-name="ro1">
          <table:table-cell table:style-name="Boolean" table:formula="of:=[.C15]=[.D15]" office:value-type="boolean" office:boolean-value="true" calcext:value-type="boolean">
            <text:p>TRUE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M4</text:p>
          </table:table-cell>
          <table:table-cell table:formula="of:=COM.MICROSOFT.XLOOKUP([.E15];[.$B$6:.$B$9];[.$C$6:.$C$9];&quot;not found&quot;;2;-1)" office:value-type="string" office:string-value="M4" calcext:value-type="string">
            <text:p>M4</text:p>
          </table:table-cell>
          <table:table-cell office:value-type="string" calcext:value-type="string">
            <text:p>M*ller</text:p>
          </table:table-cell>
          <table:table-cell table:formula="of:=FORMULA([.D15])" office:value-type="string" office:string-value="=XLOOKUP(E15;$B$6:$B$9;$C$6:$C$9;&quot;not found&quot;;2;-1)" calcext:value-type="string">
            <text:p>=XLOOKUP(E15;$B$6:$B$9;$C$6:$C$9;"not found";2;-1)</text:p>
          </table:table-cell>
          <table:table-cell table:number-columns-repeated="16378"/>
        </table:table-row>
        <table:table-row table:style-name="ro1">
          <table:table-cell table:style-name="Boolean" table:formula="of:=[.C16]=[.D16]" office:value-type="boolean" office:boolean-value="true" calcext:value-type="boolean">
            <text:p>TRUE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M2</text:p>
          </table:table-cell>
          <table:table-cell table:formula="of:=COM.MICROSOFT.XLOOKUP([.E16];[.$B$6:.$B$9];[.$C$6:.$C$9];&quot;not found&quot;;2;1)" office:value-type="string" office:string-value="M2" calcext:value-type="string">
            <text:p>M2</text:p>
          </table:table-cell>
          <table:table-cell office:value-type="string" calcext:value-type="string">
            <text:p>M?ller</text:p>
          </table:table-cell>
          <table:table-cell table:formula="of:=FORMULA([.D16])" office:value-type="string" office:string-value="=XLOOKUP(E16;$B$6:$B$9;$C$6:$C$9;&quot;not found&quot;;2;1)" calcext:value-type="string">
            <text:p>=XLOOKUP(E16;$B$6:$B$9;$C$6:$C$9;"not found";2;1)</text:p>
          </table:table-cell>
          <table:table-cell table:number-columns-repeated="16378"/>
        </table:table-row>
        <table:table-row table:style-name="ro1">
          <table:table-cell table:style-name="Boolean" table:formula="of:=[.C17]=[.D17]" office:value-type="boolean" office:boolean-value="true" calcext:value-type="boolean">
            <text:p>TRUE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M3</text:p>
          </table:table-cell>
          <table:table-cell table:formula="of:=COM.MICROSOFT.XLOOKUP([.E17];[.$B$6:.$B$9];[.$C$6:.$C$9];&quot;not found&quot;;2;-1)" office:value-type="string" office:string-value="M3" calcext:value-type="string">
            <text:p>M3</text:p>
          </table:table-cell>
          <table:table-cell office:value-type="string" calcext:value-type="string">
            <text:p>M?ller</text:p>
          </table:table-cell>
          <table:table-cell table:formula="of:=FORMULA([.D17])" office:value-type="string" office:string-value="=XLOOKUP(E17;$B$6:$B$9;$C$6:$C$9;&quot;not found&quot;;2;-1)" calcext:value-type="string">
            <text:p>=XLOOKUP(E17;$B$6:$B$9;$C$6:$C$9;"not found";2;-1)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3">
          <table:table-cell table:style-name="ce3" office:value-type="string" calcext:value-type="string" table:number-columns-spanned="6" table:number-rows-spanned="1">
            <text:p>Match_mode 2 specifies, that a wildcard or regex search is performed. For this document the attribute table:use-wildcards in element &lt;table:calculation-settings&gt; has value TRUE. Thus *, ? and ~ in the Lookup_value have special meanings.</text:p>
          </table:table-cell>
          <table:covered-table-cell table:number-columns-repeated="5" table:style-name="ce16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T11, T12</text:p>
          </table:table-cell>
          <table:table-cell table:style-name="ce5" table:number-columns-repeated="5"/>
          <table:table-cell table:style-name="ce6" table:number-columns-repeated="16378"/>
        </table:table-row>
        <table:table-row table:style-name="ro2">
          <table:table-cell table:style-name="ce17" office:value-type="string" calcext:value-type="string" table:number-columns-spanned="6" table:number-rows-spanned="1">
            <text:p>The wildcard * stands for any number of characters. Thus item “Mueller” is the first item in the Lookup_array that matches the search criterion.</text:p>
          </table:table-cell>
          <table:covered-table-cell table:number-columns-repeated="5" table:style-name="ce16"/>
          <table:table-cell table:number-columns-repeated="16378"/>
        </table:table-row>
        <table:table-row table:style-name="ro1">
          <table:table-cell table:style-name="ce17" office:value-type="string" calcext:value-type="string" table:number-columns-spanned="6" table:number-rows-spanned="1">
            <text:p>It does not matter, whether Lookup_value is given directly or via reference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T13, T14</text:p>
          </table:table-cell>
          <table:table-cell table:style-name="ce5" table:number-columns-repeated="5"/>
          <table:table-cell table:style-name="ce6" table:number-columns-repeated="16378"/>
        </table:table-row>
        <table:table-row table:style-name="ro3">
          <table:table-cell table:style-name="ce17" office:value-type="string" calcext:value-type="string" table:number-columns-spanned="6" table:number-rows-spanned="1">
            <text:p><text:span text:style-name="T1">These are same as tests T11 and T12, only here Search_mode has value -1 and thus search direction is from last to first item. And as the wildcard * stands for an arbitrary amount of characters, item “M</text:span><text:span text:style-name="T2">̈uller</text:span>” is the first match.</text:p>
          </table:table-cell>
          <table:covered-table-cell table:number-columns-repeated="5" table:style-name="ce16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T15</text:p>
          </table:table-cell>
          <table:table-cell table:style-name="ce5" table:number-columns-repeated="5"/>
          <table:table-cell table:number-columns-repeated="16378"/>
        </table:table-row>
        <table:table-row table:style-name="ro2">
          <table:table-cell table:style-name="ce17" office:value-type="string" calcext:value-type="string" table:number-columns-spanned="6" table:number-rows-spanned="1">
            <text:p>This is same as test T11, only here the wildcard ? is used, which stands for one single character. Thus item “Mueller” is no match, because “ue” consists of two characters.</text:p>
          </table:table-cell>
          <table:covered-table-cell table:number-columns-repeated="5" table:style-name="ce16"/>
          <table:table-cell table:number-columns-repeated="16378"/>
        </table:table-row>
        <table:table-row table:style-name="ro1">
          <table:table-cell table:style-name="ce17"/>
          <table:table-cell table:style-name="ce6" table:number-columns-repeated="5"/>
          <table:table-cell table:number-columns-repeated="16378"/>
        </table:table-row>
        <table:table-row table:style-name="ro1">
          <table:table-cell table:style-name="ce2" office:value-type="string" calcext:value-type="string">
            <text:p>T16</text:p>
          </table:table-cell>
          <table:table-cell table:style-name="ce5" table:number-columns-repeated="5"/>
          <table:table-cell table:number-columns-repeated="16378"/>
        </table:table-row>
        <table:table-row table:style-name="ro4">
          <table:table-cell table:style-name="ce17" office:value-type="string" calcext:value-type="string" table:number-columns-spanned="6" table:number-rows-spanned="1">
            <text:p><text:span text:style-name="T1">This is same as tests T14, only here the wildcard ? is used, which stands for one single character. The last item “M</text:span><text:span text:style-name="T2">̈uller” in Lookup_array is very special. The “ü” is not the character U+00FC (LATIN SMALL LETTER U WITH DIAERESIS) but it is a combination of U+0308 (COMBINING DIAERESIS) with U+0075 (LATIN SMALL LETTER U). Thus it consists of two codepoints and therefore does not match the Lookup_value “M?ller”.</text:span></text:p>
          </table:table-cell>
          <table:covered-table-cell table:number-columns-repeated="5" table:style-name="ce16"/>
          <table:table-cell table:number-columns-repeated="16378"/>
        </table:table-row>
        <table:table-row table:style-name="ro1" table:number-rows-repeated="1048534">
          <table:table-cell table:number-columns-repeated="16384"/>
        </table:table-row>
        <table:table-row table:style-name="ro5" table:number-rows-repeated="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escap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6379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The environment parameter HOST-USE-WILDCARDS has value TRUE. 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style-name="ce4" office:value-type="string" calcext:value-type="string" table:number-columns-spanned="6" table:number-rows-spanned="1">
            <text:p>The environment parameter HOST-USE-REGULAR_EXPTRESSION has value FALS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style-name="ce4" office:value-type="string" calcext:value-type="string">
            <text:p>The environment parameter HOST-SEARCH-CRITERIA-MUST-APPLY-TO-WHOLE-CELL has the value TRUE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Family Name</text:p>
          </table:table-cell>
          <table:table-cell table:style-name="ce1" office:value-type="string" calcext:value-type="string">
            <text:p>Customer ID</text:p>
          </table:table-cell>
          <table:table-cell table:style-name="ce1" office:value-type="string" calcext:value-type="string">
            <text:p>Given Name</text:p>
          </table:table-cell>
          <table:table-cell/>
          <table:table-cell table:style-name="ce7" office:value-type="string" calcext:value-type="string">
            <text:p>Test Summar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MaryAnn</text:p>
          </table:table-cell>
          <table:table-cell/>
          <table:table-cell table:style-name="ce35" table:formula="of:=AND([.A14:.A20]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ar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Mary-An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Mary~An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Mary*An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Mary?Ann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 table:style-name="ce13" office:value-type="string" calcext:value-type="string">
            <text:p>Does the test pass?</text:p>
          </table:table-cell>
          <table:table-cell table:style-name="ce1" office:value-type="string" calcext:value-type="string">
            <text:p>Test ID</text:p>
          </table:table-cell>
          <table:table-cell table:style-name="ce2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9" office:value-type="string" calcext:value-type="string">
            <text:p>Parameter Lookup_value</text:p>
          </table:table-cell>
          <table:table-cell table:style-name="ce1" office:value-type="string" calcext:value-type="string">
            <text:p>Formula</text:p>
          </table:table-cell>
          <table:table-cell table:number-columns-repeated="16378"/>
        </table:table-row>
        <table:table-row table:style-name="ro1">
          <table:table-cell table:style-name="Boolean" table:formula="of:=[.C14]=[.D14]" office:value-type="boolean" office:boolean-value="true" calcext:value-type="boolean">
            <text:p>TRUE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K2</text:p>
          </table:table-cell>
          <table:table-cell table:formula="of:=COM.MICROSOFT.XLOOKUP([.E14];[.$C$6:.$C$11];[.$B$6:.$B$11];&quot;not found&quot;;2)" office:value-type="string" office:string-value="K2" calcext:value-type="string">
            <text:p>K2</text:p>
          </table:table-cell>
          <table:table-cell office:value-type="string" calcext:value-type="string">
            <text:p>Mary</text:p>
          </table:table-cell>
          <table:table-cell table:formula="of:=FORMULA([.D14])" office:value-type="string" office:string-value="=XLOOKUP(E14;$C$6:$C$11;$B$6:$B$11;&quot;not found&quot;;2)" calcext:value-type="string">
            <text:p>=XLOOKUP(E14;$C$6:$C$11;$B$6:$B$11;"not found";2)</text:p>
          </table:table-cell>
          <table:table-cell table:number-columns-repeated="16378"/>
        </table:table-row>
        <table:table-row table:style-name="ro1">
          <table:table-cell table:style-name="Boolean" table:formula="of:=[.C15]=[.D15]" office:value-type="boolean" office:boolean-value="true" calcext:value-type="boolean">
            <text:p>TRUE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K1</text:p>
          </table:table-cell>
          <table:table-cell table:formula="of:=COM.MICROSOFT.XLOOKUP([.E15];[.$C$6:.$C$11];[.$B$6:.$B$11];&quot;not found&quot;;2)" office:value-type="string" office:string-value="K1" calcext:value-type="string">
            <text:p>K1</text:p>
          </table:table-cell>
          <table:table-cell office:value-type="string" calcext:value-type="string">
            <text:p>Mary*Ann</text:p>
          </table:table-cell>
          <table:table-cell table:formula="of:=FORMULA([.D15])" office:value-type="string" office:string-value="=XLOOKUP(E15;$C$6:$C$11;$B$6:$B$11;&quot;not found&quot;;2)" calcext:value-type="string">
            <text:p>=XLOOKUP(E15;$C$6:$C$11;$B$6:$B$11;"not found";2)</text:p>
          </table:table-cell>
          <table:table-cell table:number-columns-repeated="16378"/>
        </table:table-row>
        <table:table-row table:style-name="ro1">
          <table:table-cell table:style-name="Boolean" table:formula="of:=[.C16]=[.D16]" office:value-type="boolean" office:boolean-value="true" calcext:value-type="boolean">
            <text:p>TRUE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K5</text:p>
          </table:table-cell>
          <table:table-cell table:formula="of:=COM.MICROSOFT.XLOOKUP([.E16];[.$C$6:.$C$11];[.$B$6:.$B$11];&quot;not found&quot;;2)" office:value-type="string" office:string-value="K5" calcext:value-type="string">
            <text:p>K5</text:p>
          </table:table-cell>
          <table:table-cell office:value-type="string" calcext:value-type="string">
            <text:p>Mary~*Ann</text:p>
          </table:table-cell>
          <table:table-cell table:formula="of:=FORMULA([.D16])" office:value-type="string" office:string-value="=XLOOKUP(E16;$C$6:$C$11;$B$6:$B$11;&quot;not found&quot;;2)" calcext:value-type="string">
            <text:p>=XLOOKUP(E16;$C$6:$C$11;$B$6:$B$11;"not found";2)</text:p>
          </table:table-cell>
          <table:table-cell table:number-columns-repeated="16378"/>
        </table:table-row>
        <table:table-row table:style-name="ro1">
          <table:table-cell table:style-name="Boolean" table:formula="of:=[.C17]=[.D17]" office:value-type="boolean" office:boolean-value="true" calcext:value-type="boolean">
            <text:p>TRUE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K3</text:p>
          </table:table-cell>
          <table:table-cell table:formula="of:=COM.MICROSOFT.XLOOKUP([.E17];[.$C$6:.$C$11];[.$B$6:.$B$11];&quot;not found&quot;;2)" office:value-type="string" office:string-value="K3" calcext:value-type="string">
            <text:p>K3</text:p>
          </table:table-cell>
          <table:table-cell office:value-type="string" calcext:value-type="string">
            <text:p>Mary?Ann</text:p>
          </table:table-cell>
          <table:table-cell table:formula="of:=FORMULA([.D17])" office:value-type="string" office:string-value="=XLOOKUP(E17;$C$6:$C$11;$B$6:$B$11;&quot;not found&quot;;2)" calcext:value-type="string">
            <text:p>=XLOOKUP(E17;$C$6:$C$11;$B$6:$B$11;"not found";2)</text:p>
          </table:table-cell>
          <table:table-cell table:number-columns-repeated="16378"/>
        </table:table-row>
        <table:table-row table:style-name="ro1">
          <table:table-cell table:style-name="Boolean" table:formula="of:=[.C18]=[.D18]" office:value-type="boolean" office:boolean-value="true" calcext:value-type="boolean">
            <text:p>TRUE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K6</text:p>
          </table:table-cell>
          <table:table-cell table:formula="of:=COM.MICROSOFT.XLOOKUP([.E18];[.$C$6:.$C$11];[.$B$6:.$B$11];&quot;not found&quot;;2)" office:value-type="string" office:string-value="K6" calcext:value-type="string">
            <text:p>K6</text:p>
          </table:table-cell>
          <table:table-cell office:value-type="string" calcext:value-type="string">
            <text:p>Mary~?Ann</text:p>
          </table:table-cell>
          <table:table-cell table:formula="of:=FORMULA([.D18])" office:value-type="string" office:string-value="=XLOOKUP(E18;$C$6:$C$11;$B$6:$B$11;&quot;not found&quot;;2)" calcext:value-type="string">
            <text:p>=XLOOKUP(E18;$C$6:$C$11;$B$6:$B$11;"not found";2)</text:p>
          </table:table-cell>
          <table:table-cell table:number-columns-repeated="16378"/>
        </table:table-row>
        <table:table-row table:style-name="ro1">
          <table:table-cell table:style-name="Boolean" table:formula="of:=[.C19]=[.D19]" office:value-type="boolean" office:boolean-value="true" calcext:value-type="boolean">
            <text:p>TRUE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K1</text:p>
          </table:table-cell>
          <table:table-cell table:style-name="ce29" table:formula="of:=COM.MICROSOFT.XLOOKUP([.E19];[.$C$6:.$C$11];[.$B$6:.$B$11];&quot;not found&quot;;2)" office:value-type="string" office:string-value="K1" calcext:value-type="string">
            <text:p>K1</text:p>
          </table:table-cell>
          <table:table-cell office:value-type="string" calcext:value-type="string">
            <text:p>Mary~Ann</text:p>
          </table:table-cell>
          <table:table-cell table:formula="of:=FORMULA([.D19])" office:value-type="string" office:string-value="=XLOOKUP(E19;$C$6:$C$11;$B$6:$B$11;&quot;not found&quot;;2)" calcext:value-type="string">
            <text:p>=XLOOKUP(E19;$C$6:$C$11;$B$6:$B$11;"not found";2)</text:p>
          </table:table-cell>
          <table:table-cell table:number-columns-repeated="16378"/>
        </table:table-row>
        <table:table-row table:style-name="ro1">
          <table:table-cell table:style-name="Boolean" table:formula="of:=[.C20]=[.D20]" office:value-type="boolean" office:boolean-value="true" calcext:value-type="boolean">
            <text:p>TRUE</text:p>
          </table:table-cell>
          <table:table-cell office:value-type="string" calcext:value-type="string">
            <text:p>T26</text:p>
          </table:table-cell>
          <table:table-cell office:value-type="string" calcext:value-type="string">
            <text:p>K4</text:p>
          </table:table-cell>
          <table:table-cell table:formula="of:=COM.MICROSOFT.XLOOKUP([.E20];[.$C$6:.$C$11];[.$B$6:.$B$11];&quot;not found&quot;;2)" office:value-type="string" office:string-value="K4" calcext:value-type="string">
            <text:p>K4</text:p>
          </table:table-cell>
          <table:table-cell office:value-type="string" calcext:value-type="string">
            <text:p>Mary~~Ann</text:p>
          </table:table-cell>
          <table:table-cell table:formula="of:=FORMULA([.D20])" office:value-type="string" office:string-value="=XLOOKUP(E20;$C$6:$C$11;$B$6:$B$11;&quot;not found&quot;;2)" calcext:value-type="string">
            <text:p>=XLOOKUP(E20;$C$6:$C$11;$B$6:$B$11;"not found";2)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3">
          <table:table-cell table:style-name="ce3" office:value-type="string" calcext:value-type="string" table:number-columns-spanned="6" table:number-rows-spanned="1">
            <text:p>Match_mode 2 specifies, that a wildcard or regex search is performed. For this document the attribute table:use-wildcards in element &lt;table:calculation-settings&gt; has value TRUE. Thus *, ? and ~ in the Lookup_value have special meanings.</text:p>
          </table:table-cell>
          <table:covered-table-cell table:number-columns-repeated="5" table:style-name="ce16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T20</text:p>
          </table:table-cell>
          <table:table-cell table:style-name="ce5" table:number-columns-repeated="5"/>
          <table:table-cell table:style-name="ce16" table:number-columns-repeated="16378"/>
        </table:table-row>
        <table:table-row table:style-name="ro2">
          <table:table-cell table:style-name="ce3" office:value-type="string" calcext:value-type="string" table:number-columns-spanned="6" table:number-rows-spanned="1">
            <text:p>As attribute table:search-criteria-must-apply-to-whole-cell has value TRUE, the search criteria needs to match the entire cell. Thus item “MaryAnn” does not match, but item “Mary” matches.</text:p>
          </table:table-cell>
          <table:covered-table-cell table:number-columns-repeated="5" table:style-name="ce16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T21</text:p>
          </table:table-cell>
          <table:table-cell table:style-name="ce5" table:number-columns-repeated="5"/>
          <table:table-cell table:style-name="ce16" table:number-columns-repeated="16378"/>
        </table:table-row>
        <table:table-row table:style-name="ro2">
          <table:table-cell table:style-name="ce17" office:value-type="string" calcext:value-type="string" table:number-columns-spanned="6" table:number-rows-spanned="1">
            <text:p>The wildcard * stands for any number of characters, including zero characters. Thus item “MaryAnn” is the first item in the Lookup_array that matches the search criterion.</text:p>
          </table:table-cell>
          <table:covered-table-cell table:number-columns-repeated="5" table:style-name="ce16"/>
          <table:table-cell table:style-name="ce16" table:number-columns-repeated="16378"/>
        </table:table-row>
        <table:table-row table:style-name="ro1">
          <table:table-cell table:style-name="ce17"/>
          <table:table-cell table:style-name="ce16" table:number-columns-repeated="16383"/>
        </table:table-row>
        <table:table-row table:style-name="ro1">
          <table:table-cell table:style-name="ce26" office:value-type="string" calcext:value-type="string">
            <text:p>T22</text:p>
          </table:table-cell>
          <table:table-cell table:style-name="ce28" table:number-columns-repeated="5"/>
          <table:table-cell table:style-name="ce16" table:number-columns-repeated="16378"/>
        </table:table-row>
        <table:table-row table:style-name="ro1">
          <table:table-cell table:style-name="ce27" office:value-type="string" calcext:value-type="string" table:number-columns-spanned="6" table:number-rows-spanned="1">
            <text:p>For to search for the * sign as literal character it has to be escaped with the ~ sign.</text:p>
          </table:table-cell>
          <table:covered-table-cell table:number-columns-repeated="5" table:style-name="ce16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T23</text:p>
          </table:table-cell>
          <table:table-cell table:style-name="ce5" table:number-columns-repeated="5"/>
          <table:table-cell table:number-columns-repeated="16378"/>
        </table:table-row>
        <table:table-row table:style-name="ro2">
          <table:table-cell table:style-name="ce17" office:value-type="string" calcext:value-type="string" table:number-columns-spanned="6" table:number-rows-spanned="1">
            <text:p>The wildcard ? stands for exactly one character. Thus items “MaryAnn” and “Mary” do not match and “Mary-Ann” is the first item in the Lookup_array that matches the search criterion.</text:p>
          </table:table-cell>
          <table:covered-table-cell table:number-columns-repeated="5" table:style-name="ce16"/>
          <table:table-cell table:number-columns-repeated="16378"/>
        </table:table-row>
        <table:table-row table:style-name="ro1">
          <table:table-cell table:style-name="ce17"/>
          <table:table-cell table:style-name="ce16" table:number-columns-repeated="5"/>
          <table:table-cell table:number-columns-repeated="16378"/>
        </table:table-row>
        <table:table-row table:style-name="ro1">
          <table:table-cell table:style-name="ce26" office:value-type="string" calcext:value-type="string">
            <text:p>T24</text:p>
          </table:table-cell>
          <table:table-cell table:style-name="ce28" table:number-columns-repeated="5"/>
          <table:table-cell table:number-columns-repeated="16378"/>
        </table:table-row>
        <table:table-row table:style-name="ro1">
          <table:table-cell table:style-name="ce17" office:value-type="string" calcext:value-type="string" table:number-columns-spanned="6" table:number-rows-spanned="1">
            <text:p>For to search for the ? sign as literal character it has to be escaped with the ~ sign.</text:p>
          </table:table-cell>
          <table:covered-table-cell table:number-columns-repeated="5" table:style-name="ce16"/>
          <table:table-cell table:number-columns-repeated="16378"/>
        </table:table-row>
        <table:table-row table:style-name="ro1">
          <table:table-cell table:style-name="ce17"/>
          <table:table-cell table:style-name="ce16" table:number-columns-repeated="5"/>
          <table:table-cell table:number-columns-repeated="16378"/>
        </table:table-row>
        <table:table-row table:style-name="ro1">
          <table:table-cell table:style-name="ce2" office:value-type="string" calcext:value-type="string">
            <text:p>T25</text:p>
          </table:table-cell>
          <table:table-cell table:style-name="ce5" table:number-columns-repeated="5"/>
          <table:table-cell table:number-columns-repeated="16378"/>
        </table:table-row>
        <table:table-row table:style-name="ro3">
          <table:table-cell table:style-name="ce17" office:value-type="string" calcext:value-type="string" table:number-columns-spanned="6" table:number-rows-spanned="1">
            <text:p>The ~ sign is not handled as normal character. Thus Lookup_value “Mary~Ann” does not match the item “Mary~Ann” in the Lookup_Array. A single ~ sign is ignored, that is the actual search string is “MaryAnn”. That matches the first item in Lookup_array.</text:p>
          </table:table-cell>
          <table:covered-table-cell table:number-columns-repeated="5" table:style-name="ce16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T26</text:p>
          </table:table-cell>
          <table:table-cell table:style-name="ce2" table:number-columns-repeated="5"/>
          <table:table-cell table:number-columns-repeated="16378"/>
        </table:table-row>
        <table:table-row table:style-name="ro1">
          <table:table-cell office:value-type="string" calcext:value-type="string">
            <text:p>For to search for the ~ sign as literal character is has to be escaped with the ~ sign.</text:p>
          </table:table-cell>
          <table:table-cell table:number-columns-repeated="16383"/>
        </table:table-row>
        <table:table-row table:style-name="ro1" table:number-rows-repeated="1048532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10000" number:language="en" number:country="US">
      <number:number number:min-integer-digits="1"/>
    </number:number-style>
    <number:boolean-style style:name="N10099" number:language="en" number:country="US">
      <number:boolean/>
    </number:boolean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 style:data-style-name="N10000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 style:data-style-name="N10099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 style:data-style-name="N10099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oolean" style:family="table-cell" style:parent-style-name="Default" style:data-style-name="N10099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.00.0000</text:date>, <text:time style:data-style-name="N2" text:time-value="21:54:34.6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5:22:48.496000000</meta:creation-date>
    <dc:title>Metric</dc:title>
    <meta:editing-duration>PT2H18M42S</meta:editing-duration>
    <meta:editing-cycles>19</meta:editing-cycles>
    <meta:generator>buildLO2/24.8.0.0.alpha1$Windows_X86_64 LibreOffice_project/13f27ba27cbbfec5b2a046eb0130dd48b31d3c85</meta:generator>
    <meta:initial-creator>Regina Henschel</meta:initial-creator>
    <dc:date>2024-06-02T21:58:05.431000000</dc:date>
    <dc:creator>Regina Henschel</dc:creator>
    <meta:document-statistic meta:table-count="2" meta:cell-count="159" meta:object-count="0"/>
    <meta:template xlink:type="simple" xlink:actuate="onRequest" xlink:title="Metric" xlink:href="../../../../../../../../../../../AppsUser/LOmyBuild/user/template/Metric.ots" meta:date="2024-05-14T15:22:48.324000000"/>
  </office:meta>
</office:document-meta>
</file>